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 style:list-style-name="L1">
      <style:paragraph-properties fo:text-align="start" style:justify-single-word="false"/>
    </style:style>
    <style:style style:name="P8" style:family="paragraph" style:parent-style-name="Text_20_body" style:list-style-name="L3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/>
      <text:h text:style-name="P1" text:outline-level="3">Programowanie równoległe, lista 1</text:h>
      <text:p text:style-name="P5"/>
      <text:list xml:id="list1198878613382398033" text:style-name="L1">
        <text:list-item>
          <text:p text:style-name="P7">Napisz program wielowątkowy, który wykorzystując różne mechanizmy języka c++11 wyznaczy sumę odwrotności 100 000 000 kolejnych liczb naturalnych. </text:p>
        </text:list-item>
      </text:list>
      <text:list xml:id="list1083078879279630273" text:style-name="L3">
        <text:list-item>
          <text:p text:style-name="P8">Wariant 1: wątki zapisują <text:s/>sumy częściowe w niezależnych zmiennych (elementach tablicy), po czym wątek główny wyznacza ostateczną sumę. </text:p>
        </text:list-item>
        <text:list-item>
          <text:p text:style-name="P8">Wariant 2: wątki wyznaczają sumę w tej samej zmiennej, synchronizując swoje działanie za pomocą muteksu.</text:p>
        </text:list-item>
        <text:list-item>
          <text:p text:style-name="P8">Wariant 3: każdy wątek zwraca sumę częściową za pomocą mechanizmu promise-future, po czym wątek główny wyznacza ostateczną sumę.</text:p>
        </text:list-item>
      </text:list>
      <text:list xml:id="list723339971" text:continue-list="list1198878613382398033" text:style-name="L1">
        <text:list-item>
          <text:p text:style-name="P7">Rozwiąż poprzedni problem (suma odwrotności 100 000 000 kolejnych liczb naturalnych) za pomocą OpenMP. </text:p>
        </text:list-item>
        <text:list-item>
          <text:p text:style-name="P7">Consider a sparse matrix stored in the compressed row format (you may find a description of this format on the web or any suitable text on sparse linear algebra). Write an OpenMP program for computing the product of this matrix with a vector. Download sample matrices from the Matrix Market (<text:a xlink:type="simple" xlink:href="http://math.nist.gov/Matrixmarket/">http://math.nist.gov/Matrixmarket/</text:a>) and test the performance of your implementation as a function of matrix size and number of threads. </text:p>
        </text:list-item>
      </text:list>
      <text:p text:style-name="P6"/>
      <text:p text:style-name="P3"/>
      <text:p text:style-name="P3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igniew Koza</meta:initial-creator>
    <meta:creation-date>2014-10-28T10:28:39</meta:creation-date>
    <dc:date>2014-10-28T10:49:53</dc:date>
    <dc:creator>Zbigniew Koza</dc:creator>
    <meta:editing-duration>PT21M15S</meta:editing-duration>
    <meta:editing-cycles>2</meta:editing-cycles>
    <meta:generator>OpenOffice/4.0.1$Unix OpenOffice.org_project/401m5$Build-9714</meta:generator>
    <meta:document-statistic meta:table-count="0" meta:image-count="0" meta:object-count="0" meta:page-count="1" meta:paragraph-count="7" meta:word-count="161" meta:character-count="1088"/>
  </office:meta>
</office:document-meta>
</file>